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application/xml" manifest:full-path="Configurations2/accelerator/current.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style="italic" style:font-style-asian="italic" style:font-style-complex="italic" fo:font-weight="bold" style:font-weight-asian="bold" style:font-weight-complex="bold"/>
    </style:style>
    <style:style style:name="T83" style:family="text">
      <style:text-properties fo:font-style="italic" style:font-style-asian="italic" style:font-style-complex="italic" fo:font-weight="bold" style:font-weight-asian="bold" style:font-weight-complex="bold"/>
    </style:style>
    <style:style style:name="T84" style:family="text">
      <style:text-properties fo:font-style="italic" style:font-style-asian="italic" style:font-style-complex="italic" fo:font-weight="bold" style:font-weight-asian="bold" style:font-weight-complex="bold"/>
    </style:style>
    <style:style style:name="T85" style:family="text">
      <style:text-properties fo:font-style="italic" style:font-style-asian="italic" style:font-style-complex="italic" fo:font-weight="bold" style:font-weight-asian="bold" style:font-weight-complex="bold"/>
    </style:style>
    <style:style style:name="T86" style:family="text">
      <style:text-properties fo:font-style="italic" style:font-style-asian="italic" style:font-style-complex="italic" fo:font-weight="bold" style:font-weight-asian="bold" style:font-weight-complex="bold"/>
    </style:style>
    <style:style style:name="T87" style:family="text">
      <style:text-properties fo:font-style="italic" style:font-style-asian="italic" style:font-style-complex="italic" fo:font-weight="bold" style:font-weight-asian="bold" style:font-weight-complex="bold"/>
    </style:style>
    <style:style style:name="T88" style:family="text">
      <style:text-properties fo:font-style="italic" style:font-style-asian="italic" style:font-style-complex="italic" fo:font-weight="bold" style:font-weight-asian="bold" style:font-weight-complex="bold"/>
    </style:style>
    <style:style style:name="T89" style:family="text">
      <style:text-properties fo:font-style="italic" style:font-style-asian="italic" style:font-style-complex="italic" fo:font-weight="bold" style:font-weight-asian="bold" style:font-weight-complex="bold"/>
    </style:style>
    <style:style style:name="T90"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office:automatic-styles>
  <office:body>
    <office:text>
      <text:h text:style-name="Heading_20_1" text:outline-level="1">Jack Senechal</text:h>
      <text:p text:style-name="First_20_paragraph">1901 8th St, Berkeley, CA 94710<text:line-break/>T: 415-779-2701 E: <text:a xlink:type="simple" xlink:href="mailto:jacksenechal@gmail.com" office:name=""><text:span text:style-name="Definition"><text:span text:style-name="Teletype">jacksenechal@gmail.com</text:span></text:span></text:a></text:p>
      <text:h text:style-name="Heading_20_2" text:outline-level="2">Summary</text:h>
      <text:p text:style-name="First_20_paragraph"><text:span text:style-name="T1">Experience</text:span><text:span text:style-name="T2">:</text:span></text:p>
      <text:list text:style-name="L1">
        <text:list-item>
          <text:p text:style-name="P1">Software Engineering</text:p>
        </text:list-item>
        <text:list-item>
          <text:p text:style-name="P1">Web applications development</text:p>
        </text:list-item>
        <text:list-item>
          <text:p text:style-name="P1">Project management</text:p>
        </text:list-item>
        <text:list-item>
          <text:p text:style-name="P1">Entrepreneurship</text:p>
        </text:list-item>
      </text:list>
      <text:p text:style-name="First_20_paragraph"><text:span text:style-name="T3">Strengths</text:span><text:span text:style-name="T4">:</text:span></text:p>
      <text:list text:style-name="L2">
        <text:list-item>
          <text:p text:style-name="P2">Mathematical problem solving approach</text:p>
        </text:list-item>
        <text:list-item>
          <text:p text:style-name="P2">Attention to fine details</text:p>
        </text:list-item>
        <text:list-item>
          <text:p text:style-name="P2">Great team-work and collaboration</text:p>
        </text:list-item>
        <text:list-item>
          <text:p text:style-name="P2">Ability to synthesize ideas and organize information sets</text:p>
        </text:list-item>
      </text:list>
      <text:p text:style-name="First_20_paragraph"><text:span text:style-name="T5">Passions</text:span><text:span text:style-name="T6">:</text:span></text:p>
      <text:list text:style-name="L3">
        <text:list-item>
          <text:p text:style-name="P3">Seeing the big picture</text:p>
        </text:list-item>
        <text:list-item>
          <text:p text:style-name="P3">Clear, responsive user interfaces</text:p>
        </text:list-item>
        <text:list-item>
          <text:p text:style-name="P3">Clean code, flexible architecture</text:p>
        </text:list-item>
      </text:list>
      <text:h text:style-name="Heading_20_2" text:outline-level="2">Languages, Technologies and Interests</text:h>
      <text:p text:style-name="First_20_paragraph">Programming experience with Ruby, Rails, JavaScript, CoffeeScript, Node.js, jQuery, D3, PHP, ActionScript, Flex, SuperCollider, and MySQL databases. Limited experience with C++, Java, Perl and Python.</text:p>
      <text:p text:style-name="Text_20_body">Test automation experience with Ruby, Rails, PHP, Selenium, and some ActionScript.</text:p>
      <text:p text:style-name="Text_20_body">Other interests include agile development, design patterns, human-computer interaction, appropriate technology, sustainable development, open source everything, mountain biking, snow sports, and meditation.</text:p>
      <text:h text:style-name="Heading_20_2" text:outline-level="2">Education</text:h>
      <text:p text:style-name="First_20_paragraph">Bachelor of Arts from the <text:a xlink:type="simple" xlink:href="http://unca.edu" office:name=""><text:span text:style-name="Definition">University of North Carolina at Asheville</text:span></text:a> (May, 2003)</text:p>
      <text:list text:style-name="L4">
        <text:list-item>
          <text:p text:style-name="P4">Major in mathematics, minor in computer science</text:p>
        </text:list-item>
        <text:list-item>
          <text:p text:style-name="P4">Undergraduate research in mathematics</text:p>
        </text:list-item>
        <text:list-item>
          <text:p text:style-name="P4">Graduated with distinction in mathematics</text:p>
        </text:list-item>
      </text:list>
      <text:h text:style-name="Heading_20_2" text:outline-level="2">Experience</text:h>
      <text:p text:style-name="First_20_paragraph"><text:a xlink:type="simple" xlink:href="http://enlightenedstructure.org" office:name=""><text:span text:style-name="Definition"><text:span text:style-name="T7">Enlightened</text:span><text:span text:style-name="T8"> </text:span><text:span text:style-name="T9">Structure</text:span></text:span></text:a> 2007 - current</text:p>
      <text:list text:style-name="L5">
        <text:list-item>
          <text:p text:style-name="P5">Co-founding the enlightened structure meme and associated projects to facilitate the emergence of an open, decentralized global infrastructure for applications to make use of rich cloud data such as identity, reputation, and commons licensed content, and to lead the way with reference applications such as a forking-based collaboration engine and visualization tools for navigating the global semantic graph.</text:p>
        </text:list-item>
        <text:list-item>
          <text:p text:style-name="P5">Research and synthesis of information on candidate technologies</text:p>
        </text:list-item>
        <text:list-item>
          <text:p text:style-name="P5">Code contributions to related projects (primarily written in Ruby and JavaScript)</text:p>
        </text:list-item>
      </text:list>
      <text:p text:style-name="First_20_paragraph"><text:a xlink:type="simple" xlink:href="http://opentestpro.com" office:name=""><text:span text:style-name="Definition"><text:span text:style-name="T10">OpenTest</text:span><text:span text:style-name="T11"> </text:span><text:span text:style-name="T12">Pro</text:span><text:span text:style-name="T13">,</text:span><text:span text:style-name="T14"> </text:span><text:span text:style-name="T15">LLC</text:span></text:span></text:a> 2008 - 2011</text:p>
      <text:list text:style-name="L6">
        <text:list-item>
          <text:p text:style-name="P6">Founded the company to provide educational resources relating to automated testing and continuous integration using open source tools in a PHP environment.</text:p>
        </text:list-item>
        <text:list-item>
          <text:p text:style-name="P6">Activities include technical writing, web application development in Ruby on Rails and Flex, studio voiceover recording, and project management.</text:p>
        </text:list-item>
      </text:list>
      <text:p text:style-name="First_20_paragraph"><text:span text:style-name="T16">Independent</text:span><text:span text:style-name="T17"> </text:span><text:span text:style-name="T18">Contracting</text:span> 2004 - 2009</text:p>
      <text:list text:style-name="L7">
        <text:list-item>
          <text:p text:style-name="P7"><text:a xlink:type="simple" xlink:href="http://turnbullandasser.com" office:name=""><text:span text:style-name="Definition">Turnull &amp; Asser</text:span></text:a> - shirtmakers (2008-2009). Built a virtual showroom for their bespoke department, allowing users to browse fabrics and place orders. Ruby on Rails backend, Flash frontend.</text:p>
        </text:list-item>
        <text:list-item>
          <text:p text:style-name="P7"><text:a xlink:type="simple" xlink:href="http://idance.net" office:name=""><text:span text:style-name="Definition">Idance.net</text:span></text:a> - video dance instruction (2004-2005). Designed and implemented an e-commerce site in PHP and MySQL. Pay-per-download purchasing, content browsing and searching, back-end for the client to manage the site with detailed admin reports on purchases and user activity.</text:p>
        </text:list-item>
        <text:list-item>
          <text:p text:style-name="P7">Various smaller websites and components.</text:p>
        </text:list-item>
      </text:list>
      <text:p text:style-name="First_20_paragraph"><text:a xlink:type="simple" xlink:href="http://onforce.com" office:name=""><text:span text:style-name="Definition"><text:span text:style-name="T19">OnForce</text:span><text:span text:style-name="T20">,</text:span><text:span text:style-name="T21"> </text:span><text:span text:style-name="T22">Inc</text:span></text:span></text:a><text:span text:style-name="T23"> </text:span><text:span text:style-name="T24">-</text:span><text:span text:style-name="T25"> </text:span><text:span text:style-name="T26">New</text:span><text:span text:style-name="T27"> </text:span><text:span text:style-name="T28">York</text:span><text:span text:style-name="T29">,</text:span><text:span text:style-name="T30"> </text:span><text:span text:style-name="T31">NY</text:span> JUNE 2006 - DEC 2007</text:p>
      <text:list text:style-name="L8">
        <text:list-item>
          <text:p text:style-name="P8">Programmed features and updates to the OnForce platform.</text:p>
        </text:list-item>
        <text:list-item>
          <text:p text:style-name="P8">Introduced automated testing with PHPUnit. Implemented tests for OnForce's public-facing API. Unit testing infrastructure included PHPUnit with a custom test database refreshing mechanism, Selenium, and CruiseControl.</text:p>
        </text:list-item>
        <text:list-item>
          <text:p text:style-name="P8">Integrated OnFoce platform with Salesforce APIs to provide up-to-date customer information for sales and support teams.</text:p>
        </text:list-item>
        <text:list-item>
          <text:p text:style-name="P8">Project managed the implementation of Salesforce throughout the company, and oversaw the administration of the application.</text:p>
        </text:list-item>
      </text:list>
      <text:p text:style-name="First_20_paragraph"><text:a xlink:type="simple" xlink:href="http://jbanetwork.com" office:name=""><text:span text:style-name="Definition"><text:span text:style-name="T32">JBA</text:span><text:span text:style-name="T33"> </text:span><text:span text:style-name="T34">Network</text:span></text:span></text:a><text:span text:style-name="T35"> </text:span><text:span text:style-name="T36">-</text:span><text:span text:style-name="T37"> </text:span><text:span text:style-name="T38">Asheville</text:span><text:span text:style-name="T39">,</text:span><text:span text:style-name="T40"> </text:span><text:span text:style-name="T41">NC</text:span> JUNE 2003 - DEC 2006</text:p>
      <text:list text:style-name="L9">
        <text:list-item>
          <text:p text:style-name="P9">Project manager and lead programmer for medium-scale web application, mynewsletterbuilder.com. Designed the application and coded the initial release. Later oversaw the ongoing development team for the project. MNB remains one of the primary revenue sources for the company.</text:p>
        </text:list-item>
        <text:list-item>
          <text:p text:style-name="P9">Developed a modular, evented, MVC programming framework for PHP.</text:p>
        </text:list-item>
        <text:list-item>
          <text:p text:style-name="P9">Concept development, project management, and programming for other company products and services, including www.jukeboxalive.com and www.byregion.net.</text:p>
        </text:list-item>
        <text:list-item>
          <text:p text:style-name="P9">Systems administration and networking (Linux, Windows).</text:p>
        </text:list-item>
      </text:list>
      <text:p text:style-name="First_20_paragraph"><text:span text:style-name="T42">US</text:span><text:span text:style-name="T43"> </text:span><text:span text:style-name="T44">Navy</text:span><text:span text:style-name="T45"> </text:span><text:span text:style-name="T46">FNMOD</text:span><text:span text:style-name="T47"> </text:span><text:span text:style-name="T48">-</text:span><text:span text:style-name="T49"> </text:span><text:span text:style-name="T50">Asheville</text:span><text:span text:style-name="T51">,</text:span><text:span text:style-name="T52"> </text:span><text:span text:style-name="T53">NC</text:span> MAY 2001 - AUG 2001</text:p>
      <text:list text:style-name="L10">
        <text:list-item>
          <text:p text:style-name="P10">Programmer, database designer for the Fleet Numerical Meteorology and Oceanography Detachment. Migrated Navy weather data from a flat text format to a MySQL database. Wrote a Java application for quality checking weather data, and converting it to a MySQL-accessible format.</text:p>
        </text:list-item>
      </text:list>
      <text:p text:style-name="First_20_paragraph"><text:span text:style-name="T54">Freelance</text:span><text:span text:style-name="T55"> </text:span><text:span text:style-name="T56">-</text:span><text:span text:style-name="T57"> </text:span><text:span text:style-name="T58">Sydney</text:span><text:span text:style-name="T59">,</text:span><text:span text:style-name="T60"> </text:span><text:span text:style-name="T61">Australia</text:span> DEC 1999 - DEC 2000</text:p>
      <text:list text:style-name="L11">
        <text:list-item>
          <text:p text:style-name="P11">Web designer, programmer. Developed a Java search engine applet for a CD-ROM based knowledge bank. Various other web development and graphic design projects.</text:p>
        </text:list-item>
      </text:list>
      <text:p text:style-name="First_20_paragraph"><text:span text:style-name="T62">Internet</text:span><text:span text:style-name="T63"> </text:span><text:span text:style-name="T64">Safety</text:span><text:span text:style-name="T65"> </text:span><text:span text:style-name="T66">Association</text:span><text:span text:style-name="T67"> </text:span><text:span text:style-name="T68">-</text:span><text:span text:style-name="T69"> </text:span><text:span text:style-name="T70">Asheville</text:span><text:span text:style-name="T71">,</text:span><text:span text:style-name="T72"> </text:span><text:span text:style-name="T73">NC</text:span> DEC 1998 - DEC 1999</text:p>
      <text:list text:style-name="L12">
        <text:list-item>
          <text:p text:style-name="P12">Designer, computer technician. HTML and JavaScript programming, graphic design, web design and management, network management, computer repairs and upgrades.</text:p>
        </text:list-item>
      </text:list>
      <text:p text:style-name="First_20_paragraph"><text:span text:style-name="T74">Various</text:span><text:span text:style-name="T75"> </text:span><text:span text:style-name="T76">-</text:span><text:span text:style-name="T77"> </text:span><text:span text:style-name="T78">Asheville</text:span><text:span text:style-name="T79">,</text:span><text:span text:style-name="T80"> </text:span><text:span text:style-name="T81">NC</text:span> 1996 - 1998</text:p>
      <text:list text:style-name="L13">
        <text:list-item>
          <text:p text:style-name="P13">Assorted computer related jobs and volunteer work, including CAT-5 and fiber-optic network installation, web development, desktop publishing, technical writing, computer repair, and technical support.</text:p>
        </text:list-item>
      </text:list>
      <text:p text:style-name="First_20_paragraph"><text:span text:style-name="T82">Excellent</text:span><text:span text:style-name="T83"> </text:span><text:span text:style-name="T84">References</text:span><text:span text:style-name="T85"> </text:span><text:span text:style-name="T86">Available</text:span><text:span text:style-name="T87"> </text:span><text:span text:style-name="T88">Upon</text:span><text:span text:style-name="T89"> </text:span><text:span text:style-name="T90">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fo:line-height="107%" fo:text-align="start" style:justify-single-word="false"/>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799in" fo:text-align="start" style:justify-single-word="false" style:shadow="none"/>
      <style:text-properties fo:font-variant="small-cap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fo:padding="0.0201in" fo:border-left="none" fo:border-right="none" fo:border-top="none" fo:border-bottom="0.06pt solid #000000" style:shadow="none"/>
      <style:text-properties fo:font-variant="small-caps" style:font-name="Times New Roman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fo:margin="100%" fo:margin-left="0.0299in" fo:margin-right="0.0299in" fo:margin-top="0in" fo:margin-bottom="0in" fo:text-indent="0in" style:auto-text-indent="false" text:number-lines="false" text:line-number="0"/>
    </style:style>
    <style:style style:name="Table_20_Heading" style:display-name="Table Heading" style:family="paragraph" style:parent-style-name="Table_20_Contents" style:class="extra">
      <style:paragraph-properties fo:margin="100%" fo:margin-left="0.0299in" fo:margin-right="0.0299in" fo:margin-top="0in" fo:margin-bottom="0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100%"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2" style:font-name-asian="Courier New" style:font-name-complex="Courier New"/>
    </style:style>
    <style:style style:name="Internet_20_link" style:display-name="Internet link" style:family="text">
      <style:text-properties style:use-window-font-color="true"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5-27T11:12:24</dc:date>
    <dc:creator>jack </dc:creator>
    <meta:generator>LibreOffice/3.5$Linux_X86_64 LibreOffice_project/350m1$Build-2</meta:generator>
    <meta:editing-duration>PT31M15S</meta:editing-duration>
    <meta:editing-cycles>6</meta:editing-cycles>
    <meta:document-statistic meta:table-count="0" meta:image-count="0" meta:object-count="0" meta:page-count="2" meta:paragraph-count="54" meta:word-count="607" meta:character-count="4216" meta:non-whitespace-character-count="3693"/>
  </office:meta>
</office:document-meta>
</file>